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Introductie]</text:p>
      <text:p text:style-name="Standaard">Ik vind zeker dat je deze boek moet lezen, vooral als je van oorlogsromans houdt. Het boek heet “De Aanslag” en is geschreven door “Harry Mulisch”<text:line-break/>Het boek gaat over een jongen, Anton, die aan het begin zijn verhaal<text:s/>zijn familie kwijtraakt omdat er een aanslag wordt op een collaborateur en zijn lichaam gegooit wordt voor zijn deur. De rest van het verhaal gaat over Anton die probeert uit te vinden waarom dat die nacht gebeurde, maar ook zijn strijd met<text:s/>overlevendensyndroom</text:p>
      <text:p text:style-name="Standaard"><text:line-break/>Het boek is uitgegeven door De Bezige Bij, in 1982<text:line-break/>Het heeft 347 pagina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12-03T07:28:00Z</meta:creation-date>
    <dc:date>2020-12-03T08:32:00Z</dc:date>
    <meta:template xlink:href="Normal" xlink:type="simple"/>
    <meta:editing-cycles>1</meta:editing-cycles>
    <meta:editing-duration>PT3840S</meta:editing-duration>
    <meta:document-statistic meta:page-count="1" meta:paragraph-count="1" meta:word-count="87" meta:character-count="567" meta:row-count="4" meta:non-whitespace-character-count="481"/>
  </office:meta>
</office:document-meta>
</file>